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47e5"/>
    </style:style>
    <style:style style:name="P2" style:family="paragraph" style:parent-style-name="Standard">
      <style:text-properties officeooo:rsid="000526a3" officeooo:paragraph-rsid="000526a3"/>
    </style:style>
    <style:style style:name="P3" style:family="paragraph" style:parent-style-name="Standard">
      <style:text-properties officeooo:rsid="000526a3" officeooo:paragraph-rsid="000526a3"/>
    </style:style>
    <style:style style:name="P4" style:family="paragraph" style:parent-style-name="Standard">
      <style:text-properties officeooo:rsid="000526a3" officeooo:paragraph-rsid="00064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tackoverflow.com/questions/34781422/is-it-possible-to-install-a-package-from-a-repository-on-gitlab-using-composer" text:style-name="Internet_20_link" text:visited-style-name="Visited_20_Internet_20_Link">https://stackoverflow.com/questions/34781422/is-it-possible-to-install-a-package-from-a-repository-on-gitlab-using-composer</text:a></text:p>
      <text:p text:style-name="P1"><text:a xlink:type="simple" xlink:href="https://gitmemory.com/issue/composer/composer/9373/720707198" text:style-name="Internet_20_link" text:visited-style-name="Visited_20_Internet_20_Link">https://gitmemory.com/issue/composer/composer/9373/720707198</text:a></text:p>
      <text:p text:style-name="P1"><text:a xlink:type="simple" xlink:href="https://github.com/composer/composer/issues/9373" text:style-name="Internet_20_link" text:visited-style-name="Visited_20_Internet_20_Link">https://github.com/composer/composer/issues/9373</text:a></text:p>
      <text:p text:style-name="P1"><text:a xlink:type="simple" xlink:href="https://docs.gitlab.com/ee/user/packages/composer_repository/#install-a-composer-package" text:style-name="Internet_20_link" text:visited-style-name="Visited_20_Internet_20_Link">https://docs.gitlab.com/ee/user/packages/composer_repository/#install-a-composer-package</text:a></text:p>
      <text:p text:style-name="P1"><text:a xlink:type="simple" xlink:href="https://git.giesima.fr/drupal_modules/documentaion" text:style-name="Internet_20_link" text:visited-style-name="Visited_20_Internet_20_Link">https://git.giesima.fr/drupal_modules/documentaion</text:a></text:p>
      <text:p text:style-name="P2">curl </text:p>
      <text:p text:style-name="P2"/>
      <text:p text:style-name="P4"><text:a xlink:type="simple" xlink:href="https://docs.gitlab.com/ee/user/packages/composer_repository/#install-a-composer-package" text:style-name="Internet_20_link" text:visited-style-name="Visited_20_Internet_20_Link">https://docs.gitlab.com/ee/user/packages/composer_repository/#install-a-composer-package</text:a></text:p>
      <text:p text:style-name="P2"><text:a xlink:type="simple" xlink:href="https://docs.gitlab.com/ee/user/packages/composer_repository/#create-a-composer-package" text:style-name="Internet_20_link" text:visited-style-name="Visited_20_Internet_20_Link">https://docs.gitlab.com/ee/user/packages/composer_repository/#create-a-composer-package</text:a>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0:34:34.487629385</meta:creation-date>
    <dc:date>2021-07-20T17:05:07.918786453</dc:date>
    <meta:editing-duration>PT1H19M3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8" meta:word-count="8" meta:character-count="549" meta:non-whitespace-character-count="548"/>
  </office:meta>
</office:document-meta>
</file>